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tan</mi>
      <msub>
        <mo stretchy="false">ϑ</mo>
        <mtext>B</mtext>
      </msub>
      <mrow>
        <mi/>
        <mo stretchy="false">=</mo>
        <mi/>
      </mrow>
      <mfrac>
        <msub>
          <mi>n</mi>
          <mn>2</mn>
        </msub>
        <msub>
          <mi>n</mi>
          <mn>1</mn>
        </msub>
      </mfrac>
    </mrow>
    <annotation encoding="StarMath 5.0">tan %ivartheta _"B" `=` n_2 over n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27:56.545000000</meta:creation-date>
    <meta:generator>LibreOffice/4.1.4.2$Windows_x86 LibreOffice_project/0a0440ccc0227ad9829de5f46be37cfb6edcf72</meta:generator>
  </office:meta>
</office:document-meta>
</file>